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5b1bd" officeooo:paragraph-rsid="0005b1bd"/>
    </style:style>
    <style:style style:name="P4" style:family="paragraph" style:parent-style-name="Standard">
      <style:text-properties style:font-name="Liberation Serif1" fo:language="it" fo:country="IT" officeooo:rsid="000b9a3d" officeooo:paragraph-rsid="000b9a3d"/>
    </style:style>
    <style:style style:name="P5" style:family="paragraph" style:parent-style-name="Standard">
      <style:text-properties style:font-name="Liberation Serif1" fo:language="it" fo:country="IT" officeooo:rsid="000c614e" officeooo:paragraph-rsid="000c614e"/>
    </style:style>
    <style:style style:name="P6" style:family="paragraph" style:parent-style-name="Standard">
      <style:text-properties style:font-name="Liberation Serif1" fo:language="it" fo:country="IT" officeooo:rsid="001171c9" officeooo:paragraph-rsid="001171c9"/>
    </style:style>
    <style:style style:name="P7" style:family="paragraph" style:parent-style-name="Standard">
      <style:text-properties style:font-name="Liberation Serif1" fo:language="it" fo:country="IT" officeooo:rsid="001171c9" officeooo:paragraph-rsid="001171c9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b9a3d"/>
    </style:style>
    <style:style style:name="T2" style:family="text">
      <style:text-properties officeooo:rsid="00135261"/>
    </style:style>
    <style:style style:name="T3" style:family="text">
      <style:text-properties officeooo:rsid="001e7a5f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e7a5f"/>
    </style:style>
    <style:style style:name="T6" style:family="text">
      <style:text-properties fo:color="#000000" loext:opacity="100%" style:text-underline-style="solid" style:text-underline-width="auto" style:text-underline-color="font-color"/>
    </style:style>
    <style:style style:name="T7" style:family="text">
      <style:text-properties fo:color="#000000" loext:opacity="100%" style:text-underline-style="solid" style:text-underline-width="auto" style:text-underline-color="font-color" officeooo:rsid="001e7a5f"/>
    </style:style>
    <style:style style:name="T8" style:family="text">
      <style:text-properties fo:color="#000000" loext:opacity="100%" style:text-underline-style="none"/>
    </style:style>
    <style:style style:name="T9" style:family="text">
      <style:text-properties fo:color="#000000" loext:opacity="100%" style:text-underline-style="none" officeooo:rsid="001e7a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laborato per il corso di Basi di Dati</text:p>
      <text:p text:style-name="P12">A.A 2023/2024</text:p>
      <text:p text:style-name="P9"/>
      <text:p text:style-name="P9"/>
      <text:p text:style-name="P14">progetto di una base di dati per la gestione di una compagnia aerea</text:p>
      <text:p text:style-name="P14"/>
      <text:p text:style-name="P14"/>
      <text:p text:style-name="P16">Daniele Muffato</text:p>
      <text:p text:style-name="P11"><text:a xlink:type="simple" xlink:href="mailto:daniele.muffato@studio.unibo.it" text:style-name="Internet_20_link" text:visited-style-name="Visited_20_Internet_20_Link"><text:span text:style-name="T8">daniele.muffato</text:span></text:a><text:span text:style-name="T9">@</text:span><text:a xlink:type="simple" xlink:href="mailto:daniele.muffato@studio.unibo.it" text:style-name="Internet_20_link" text:visited-style-name="Visited_20_Internet_20_Link"><text:span text:style-name="T8">stud</text:span><text:span text:style-name="T9">i</text:span><text:span text:style-name="T8">o.unibo.i</text:span></text:a><text:span text:style-name="T9">t</text:span></text:p>
      <text:p text:style-name="P10">0001030438</text:p>
      <text:p text:style-name="P8">Analisi dei requisiti</text:p>
      <text:p text:style-name="P2"/>
      <text:p text:style-name="P2">Si vuole realizzare un applicativo per la gestione d<text:span text:style-name="T2">i una compagnia aerea, che permetta, inoltre, la vendita di biglietti ai clienti.</text:span></text:p>
      <text:p text:style-name="P2"/>
      <text:p text:style-name="P13">Intervista</text:p>
      <text:p text:style-name="P3"/>
      <text:p text:style-name="P2">L’applicativo permetterà ai clienti di registrarsi con le proprie <text:span text:style-name="T1">credenziali, e una volta registrato il cliente sarà in grado di ricercare tutti i voli disponibili su una tratta specificata, con informazioni quali l’orario di partenza, l’orario di arrivo, il modello di veicolo utilizzato, quanti posti sono disponibili nelle varie classi, e il relativo costo. </text:span></text:p>
      <text:p text:style-name="P4">Sarà possibile comprare un biglietto scelto tra quelli offerti (il pagamento non verrà gestito per motivi di semplicità), e sarà inoltre possibile visualizzare una lista di tutti i biglietti comprati di voli ancora non effettuati (dopo l’effettuazione, i biglietti utilizzati, non saranno più visualizzabili).</text:p>
      <text:p text:style-name="P5">L’utente potrà inoltre selezionare servizi aggiuntivi, quali extra bagagli, scelta del posto a sedere, ognuno con un prezzo aggiuntivo.</text:p>
      <text:p text:style-name="P6">La compagnia aerea, avrà invece bisogno di sapere per ogni volo, il modello di veicolo utilizzato (la compagnia ha una flotta di veicoli, e bisogno di tracciare ognuno di essi), i piloti, con il loro grado (comandante, copilota), lo staff a bordo, e l’occupazione dei posti in ogni classe.</text:p>
      <text:p text:style-name="P6">Ogni volo è effettuato su una certa tratta, per un dato periodo di tempo, con orari settimanali.</text:p>
      <text:p text:style-name="P6">Ogni tratta ha un aeroporto di origine e di destinazione (identificati dal codice univoco IATA), ed ha una valida annua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opacity="0%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5.2$Linux_X86_64 LibreOffice_project/60$Build-2</meta:generator>
    <dc:date>2024-03-23T16:18:53.134552195</dc:date>
    <meta:editing-duration>PT2H29M46S</meta:editing-duration>
    <meta:editing-cycles>20</meta:editing-cycles>
    <meta:print-date>2024-03-23T15:55:12.632544733</meta:print-date>
    <meta:printed-by>PDF files</meta:printed-by>
    <meta:document-statistic meta:table-count="0" meta:image-count="0" meta:object-count="0" meta:page-count="2" meta:paragraph-count="16" meta:word-count="256" meta:character-count="1652" meta:non-whitespace-character-count="1411"/>
  </office:meta>
</office:document-meta>
</file>